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c8ccc" officeooo:paragraph-rsid="000c8ccc" style:font-size-asian="11.3500003814697pt" style:font-size-complex="13pt"/>
    </style:style>
    <style:style style:name="P2" style:family="paragraph" style:parent-style-name="Standard">
      <style:text-properties fo:font-size="13pt" officeooo:rsid="000d773a" officeooo:paragraph-rsid="000d773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c8ccc" officeooo:paragraph-rsid="000c8ccc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text-properties fo:font-size="20pt" officeooo:rsid="000c8ccc" officeooo:paragraph-rsid="000c8ccc" style:font-size-asian="17.5pt" style:font-size-complex="20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fo:font-weight="bold" officeooo:rsid="000c8ccc" officeooo:paragraph-rsid="000c8ccc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normal" officeooo:rsid="000da144" officeooo:paragraph-rsid="000da144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a144" officeooo:paragraph-rsid="000da144" style:font-size-asian="11.3500003814697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35816093" text:style-name="L1">
        <text:list-item>
          <text:p text:style-name="P4">Zadanie 1</text:p>
        </text:list-item>
      </text:list>
      <text:p text:style-name="P1"/>
      <text:p text:style-name="P1">Automat bada każdy symbol tekstu dokładnei raz co znaczy, że jego złożoność to O(text.length()). Jednak jeśli alfabet jest wystarczająco duży – taki alfabet jest niewystarczający( macierz, na której jest oparta funkcja przejścia jest po prostu niewydajna, zbyt wolna.</text:p>
      <text:p text:style-name="P3"><text:span text:style-name="T1">Automat skończony</text:span> to uporządkowana piątka( Q, q, A, E, f)</text:p>
      <text:list xml:id="list946964915" text:style-name="L2">
        <text:list-item>
          <text:p text:style-name="P5">Q – skończony zbiór stanów,</text:p>
        </text:list-item>
        <text:list-item>
          <text:p text:style-name="P5">q € Q – stan początkowy</text:p>
        </text:list-item>
        <text:list-item>
          <text:p text:style-name="P5">A c Q – zbiór stanów akceptujących</text:p>
        </text:list-item>
        <text:list-item>
          <text:p text:style-name="P5">f - funkcja przejść, Q x E → Q</text:p>
        </text:list-item>
      </text:list>
      <text:p text:style-name="P2">Automat po przeczytaniu stanu a w stanie q przechodzi do stanu f( q, a). Jeśli sktualny stan należy do zbioru A to mówimy, że automat akceptuje dotychczas wczytany text.</text:p>
      <text:p text:style-name="P2">Alfabet jest umiejscowiony na liniach łączących natomiast stany wewnątrz kółek( graf).</text:p>
      <text:p text:style-name="P6">Automat wyszukiwania wzorca</text:p>
      <text:p text:style-name="P7">Automat można skonsruować</text:p>
      <text:list xml:id="list174337041796132" text:continue-list="list2135816093" text:style-name="L1">
        <text:list-item>
          <text:p text:style-name="P4">Zadanie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7:43:11.424242515</meta:creation-date>
    <meta:editing-duration>PT28S</meta:editing-duration>
    <meta:editing-cycles>2</meta:editing-cycles>
    <meta:generator>LibreOffice/6.2.7.1$Linux_X86_64 LibreOffice_project/20$Build-1</meta:generator>
    <dc:date>2019-10-27T17:43:36.877276807</dc:date>
    <meta:document-statistic meta:table-count="0" meta:image-count="0" meta:object-count="0" meta:page-count="1" meta:paragraph-count="12" meta:word-count="127" meta:character-count="769" meta:non-whitespace-character-count="656"/>
  </office:meta>
</office:document-meta>
</file>